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11b2be"/>
    </style:style>
    <style:style style:name="P2" style:family="paragraph" style:parent-style-name="Standard" style:list-style-name="L1">
      <style:paragraph-properties fo:line-height="150%"/>
      <style:text-properties officeooo:paragraph-rsid="0016791a"/>
    </style:style>
    <style:style style:name="P3" style:family="paragraph" style:parent-style-name="Standard">
      <style:paragraph-properties fo:line-height="150%"/>
      <style:text-properties style:use-window-font-color="true" style:font-name="Liberation Sans" fo:font-weight="normal" officeooo:rsid="0011902a" officeooo:paragraph-rsid="0011902a" style:font-weight-asian="normal" style:font-weight-complex="normal"/>
    </style:style>
    <style:style style:name="P4" style:family="paragraph" style:parent-style-name="Standard">
      <style:paragraph-properties fo:line-height="150%"/>
      <style:text-properties style:use-window-font-color="true" style:font-name="Liberation Sans" fo:font-weight="normal" officeooo:rsid="0011b2be" officeooo:paragraph-rsid="0011b2be" style:font-weight-asian="normal" style:font-weight-complex="normal"/>
    </style:style>
    <style:style style:name="P5" style:family="paragraph" style:parent-style-name="Standard" style:list-style-name="L2">
      <style:paragraph-properties fo:line-height="150%"/>
      <style:text-properties style:use-window-font-color="true" style:font-name="Liberation Sans" fo:font-weight="normal" officeooo:rsid="0011b2be" officeooo:paragraph-rsid="0011b2be" style:font-weight-asian="normal" style:font-weight-complex="normal"/>
    </style:style>
    <style:style style:name="P6" style:family="paragraph" style:parent-style-name="Standard" style:list-style-name="L2">
      <style:paragraph-properties fo:line-height="150%"/>
      <style:text-properties style:use-window-font-color="true" style:font-name="Liberation Sans" fo:font-weight="normal" officeooo:rsid="0011b2be" officeooo:paragraph-rsid="0016791a" style:font-weight-asian="normal" style:font-weight-complex="normal"/>
    </style:style>
    <style:style style:name="P7" style:family="paragraph" style:parent-style-name="Standard">
      <style:paragraph-properties fo:line-height="150%"/>
      <style:text-properties style:use-window-font-color="true" style:font-name="Liberation Sans" style:text-underline-style="solid" style:text-underline-width="auto" style:text-underline-color="font-color" fo:font-weight="normal" officeooo:rsid="0011902a" officeooo:paragraph-rsid="0011902a" style:font-weight-asian="normal" style:font-weight-complex="normal"/>
    </style:style>
    <style:style style:name="P8" style:family="paragraph" style:parent-style-name="Standard">
      <style:paragraph-properties fo:line-height="150%"/>
      <style:text-properties style:use-window-font-color="true" style:font-name="Liberation Sans" style:text-underline-style="solid" style:text-underline-width="auto" style:text-underline-color="font-color" fo:font-weight="normal" officeooo:rsid="0011b2be" officeooo:paragraph-rsid="0011b2be" style:font-weight-asian="normal" style:font-weight-complex="normal"/>
    </style:style>
    <style:style style:name="P9" style:family="paragraph" style:parent-style-name="Standard">
      <style:paragraph-properties fo:line-height="150%"/>
      <style:text-properties style:use-window-font-color="true" style:font-name="Liberation Sans" fo:font-style="normal" style:text-underline-style="solid" style:text-underline-width="auto" style:text-underline-color="font-color" fo:font-weight="normal" officeooo:rsid="0011dbe6" officeooo:paragraph-rsid="0011dbe6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/>
      <style:text-properties style:use-window-font-color="true" style:font-name="Liberation Sans" fo:font-style="normal" style:text-underline-style="solid" style:text-underline-width="auto" style:text-underline-color="font-color" fo:font-weight="normal" officeooo:rsid="0016791a" officeooo:paragraph-rsid="0016791a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50%"/>
      <style:text-properties style:use-window-font-color="true" style:font-name="Liberation Sans" fo:font-style="normal" fo:font-weight="normal" officeooo:rsid="0012cdee" officeooo:paragraph-rsid="0012cdee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/>
      <style:text-properties style:use-window-font-color="true" style:font-name="Liberation Sans" fo:font-style="normal" fo:font-weight="normal" officeooo:rsid="0016791a" officeooo:paragraph-rsid="0016791a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paragraph-properties fo:line-height="150%"/>
      <style:text-properties officeooo:rsid="0016791a" officeooo:paragraph-rsid="0016791a"/>
    </style:style>
    <style:style style:name="P14" style:family="paragraph" style:parent-style-name="Standard" style:list-style-name="L1">
      <style:paragraph-properties fo:line-height="150%"/>
      <style:text-properties officeooo:rsid="00176666" officeooo:paragraph-rsid="00176666"/>
    </style:style>
    <style:style style:name="T1" style:family="text">
      <style:text-properties fo:font-variant="normal" fo:text-transform="none" style:use-window-font-color="true" style:font-name="Liberation Sans" fo:font-size="12pt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style:use-window-font-color="true" style:font-name="Liberation Sans" fo:font-size="12pt" fo:letter-spacing="normal" fo:font-style="normal" fo:font-weight="normal" officeooo:rsid="0011b2be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6791a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6791a" style:font-style-asian="italic" style:font-style-complex="italic"/>
    </style:style>
    <style:style style:name="T7" style:family="text">
      <style:text-properties officeooo:rsid="00158648"/>
    </style:style>
    <style:style style:name="T8" style:family="text">
      <style:text-properties officeooo:rsid="0016791a"/>
    </style:style>
    <style:style style:name="T9" style:family="text">
      <style:text-properties style:use-window-font-color="true" style:font-name="Liberation Sans" fo:font-weight="normal" officeooo:rsid="0011b2be" style:font-weight-asian="normal" style:font-weight-complex="normal"/>
    </style:style>
    <style:style style:name="T10" style:family="text">
      <style:text-properties style:use-window-font-color="true" style:font-name="Liberation Sans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use-window-font-color="true" style:font-name="Liberation Sans" fo:font-style="normal" fo:font-weight="normal" officeooo:rsid="0016791a" style:font-style-asian="normal" style:font-weight-asian="normal" style:font-style-complex="normal" style:font-weight-complex="normal"/>
    </style:style>
    <style:style style:name="T12" style:family="text">
      <style:text-properties style:use-window-font-color="true" style:font-name="Liberation Sans" fo:font-style="normal" fo:font-weight="normal" officeooo:rsid="00176666" style:font-style-asian="normal" style:font-weight-asian="normal" style:font-style-complex="normal" style:font-weight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1766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ct 1: Mobile TCP Proxy</text:p>
      <text:p text:style-name="P3">CS 425 – Networking (Dr. Zhang)</text:p>
      <text:p text:style-name="P3">Eric Evans - Songzhe Zhu</text:p>
      <text:p text:style-name="P3">October 23, 2017</text:p>
      <text:p text:style-name="P3"/>
      <text:p text:style-name="P7">Objective</text:p>
      <text:p text:style-name="P3">Using TCP, telnet, and C, create a server-client proxy network that can reconnect automatically when the client changes IP addresses.</text:p>
      <text:p text:style-name="P3"/>
      <text:p text:style-name="P8">Packet Format</text:p>
      <text:p text:style-name="P1"><text:span text:style-name="T9">Files: </text:span><text:span text:style-name="Strong_20_Emphasis"><text:span text:style-name="T1">mymessages.c</text:span></text:span><text:span text:style-name="Strong_20_Emphasis"><text:span text:style-name="T2"> and mymessages.h</text:span></text:span></text:p>
      <text:p text:style-name="P4">The header <text:span text:style-name="T7">is 20</text:span>-bytes in length <text:span text:style-name="T7">and</text:span> consis<text:span text:style-name="T7">ts</text:span> of <text:span text:style-name="T8">5</text:span> fields, each 4-bytes long <text:span text:style-name="T7">(interpreted at integers)</text:span>: type, ackID, sessionID, paylen, <text:span text:style-name="T8">and SeqID</text:span>. The payload is simply the contents of the original message.</text:p>
      <text:list xml:id="list8626769672289778278" text:style-name="L2">
        <text:list-item>
          <text:p text:style-name="P5"><text:span text:style-name="T5">Type</text:span> – defines the type of message: HEARTBEAT, DATA, ACK (macros)</text:p>
        </text:list-item>
        <text:list-item>
          <text:p text:style-name="P5">A<text:span text:style-name="T5">ckID – </text:span><text:s/><text:span text:style-name="T8">for retransmission (not fully implemented); this field is also used as a <text:tab/>heartbeat ID.</text:span></text:p>
        </text:list-item>
        <text:list-item>
          <text:p text:style-name="P5"><text:span text:style-name="T5">SessionID </text:span><text:span text:style-name="T3">– contains the unique identifier of the sproxy-cproxy session</text:span></text:p>
        </text:list-item>
        <text:list-item>
          <text:p text:style-name="P6"><text:span text:style-name="T5">PayLen</text:span><text:span text:style-name="T3"> – the length of the payload</text:span></text:p>
        </text:list-item>
        <text:list-item>
          <text:p text:style-name="P6"><text:span text:style-name="T6">SeqID – </text:span><text:span text:style-name="T5"><text:s/></text:span><text:span text:style-name="T4">for retransmission (not fully implemented)</text:span></text:p>
        </text:list-item>
      </text:list>
      <text:p text:style-name="P4"><text:span text:style-name="T5"/></text:p>
      <text:p text:style-name="P9">Protocol Actions</text:p>
      <text:p text:style-name="P12">After a successful connection between cproxy and sproxy:</text:p>
      <text:list xml:id="list3507885296905018100" text:style-name="L1">
        <text:list-item>
          <text:p text:style-name="P13"><text:span text:style-name="T10">A random integer is generated as the Session ID by cproxy and is sent to sproxy.</text:span></text:p>
        </text:list-item>
        <text:list-item>
          <text:p text:style-name="P2"><text:span text:style-name="T11">Heartbeat messages are sent to each other every 1 second.</text:span></text:p>
        </text:list-item>
        <text:list-item>
          <text:p text:style-name="P13"><text:span text:style-name="T10">Incoming messages from cproxy/sproxy have their header fields and payload extracted by parse_msg().</text:span></text:p>
        </text:list-item>
        <text:list-item>
          <text:p text:style-name="P13"><text:span text:style-name="T10">Outgoing messages to cproxy/sproxy have their header fields and payload filled by make_msg().</text:span></text:p>
        </text:list-item>
        <text:list-item>
          <text:p text:style-name="P13"><text:span text:style-name="T10">On timeout, each </text:span><text:span text:style-name="T12">proxy closes their ports to each other, and attempts to reconnect.</text:span></text:p>
          <text:list>
            <text:list-item>
              <text:p text:style-name="P14"><text:span text:style-name="T10">Cproxy sets up a socket and repeatedly tries to connect to sproxy.</text:span></text:p>
            </text:list-item>
            <text:list-item>
              <text:p text:style-name="P14"><text:span text:style-name="T10">Sproxy listens for and accepts cproxy.</text:span></text:p>
            </text:list-item>
          </text:list>
        </text:list-item>
        <text:list-item>
          <text:p text:style-name="P14"><text:soft-page-break/><text:span text:style-name="T10">On telnet termination (logout, exit, ^C, etc.), all ports are closed and the startup sequence is reattempted. This means returning from run() to main(), then calling run() again.</text:span></text:p>
        </text:list-item>
      </text:list>
      <text:p text:style-name="P11"/>
      <text:p text:style-name="P10">Retransmission – Extra Credit</text:p>
      <text:p text:style-name="P10"><text:span text:style-name="T13">We did not fully complete the retransmission implementation. Messages are being correctly enqueued and dequeued, however dequeued messages are never retransmitted. There may still be data loss due to a timeou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21:39:44.600407294</meta:creation-date>
    <dc:date>2017-10-23T20:13:25.933040602</dc:date>
    <meta:editing-duration>PT22H33M37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26" meta:word-count="293" meta:character-count="1830" meta:non-whitespace-character-count="1566"/>
  </office:meta>
</office:document-meta>
</file>